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style:page-number="auto"/>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avern, the Kohlrabi, the Knife, and the Food Processor</text:p>
      <text:p text:style-name="Standard">By Tim Cinead</text:p>
      <text:p text:style-name="Standard">June 3, 2014</text:p>
      <text:p text:style-name="Standard">Revised Aug 15, 2014</text:p>
      <text:p text:style-name="Standard"/>
      <text:p text:style-name="Standard"><text:tab/></text:p>
      <text:p text:style-name="P1">On Friday afternoon, after work, ensuring there was nowhere he was supposed to be, he drove to his house on the northeast side of town. In the driveway, an old orange cat was splayed listlessly. Lyle Frost sounded the horn twice as he motored slowly forward. The cat stood up slowly, stretched, walked three feet to the left, and sat down on the grass. Mr. Frost parked the car and turned off the news radio before disengaging the key from the ignition. He regarded the cat from a distance as it licked itself, gathering heaps of shed fur and driveway dirt from city-softened haunches.</text:p>
      <text:p text:style-name="P1"/>
      <text:p text:style-name="Standard"><text:tab/>Sighing, Lyle entered the garage by one of the two doors (there was no door to permit entry by the vehicle) and extracted an old push broom that was hung between two ten-penny nails. It had come with the garage and had exhausted bristles with an unvarnished wooden handle. He set this on the ground with a nervous clack near the cat whose collar read Barnabus, moved the car onto the lawn, and methodically swept the driveway. After moving the car back onto the paved driveway he petted Barnabus until he received the customary bite meant to convey displeasure. Afterwards, the cat licked its lips as if tasting his flesh.</text:p>
      <text:p text:style-name="Standard"/>
      <text:p text:style-name="Standard"><text:tab/>Leaving the cat to his moods and fleas, he replaced the push broom and entered the kitchen, placing his keys and sunglasses on the tile counter. Spying crumbs within the grout of the tile work, he wetted a beige sponge speckled with black spots from the side of the sink and rubbed this lightly across the counter, pushing the bagel crumbs from his early breakfast against the lip of the metallic sink. He flicked the sponge against the crumbs and dislodged many of them into the sink. He replaced the sponge and washed his hands with tepid water and a bar of soap the same color as his front lawn. He picked up the keys and sunglasses and moved them onto the coffee table. Then he picked them up again and moved them to the drawer of his bedroom night stand.</text:p>
      <text:p text:style-name="Standard"/>
      <text:p text:style-name="Standard"><text:tab/>Entering the bathroom, he relieved himself by sitting on the double-lidded porcelain fixture. He remembered the brief meeting he had had with his supervisor who sanctimoniously indicated that it would be best if Lyle were willing to work on Saturdays, if only once or twice a month. Lyle had nodded, saying that it would in fact be best, <text:soft-page-break/>but that he had plans that weekend and he just couldn’t get out of them. “Social convention, you know,” he had said. </text:p>
      <text:p text:style-name="Standard"/>
      <text:p text:style-name="P1">Standing again, he peered curiously into the bowl and made a gesture towards the pale-colored contents. Then he emptied the bowl by pushing the specified chrome lever, listening carefully to the sound of the water rushing. He had never had time to visit the ocean but he imagined that the surf sounded similar to a toilet being flushed because the twisting of the water in the bowl looked so much like curling waves <text:s/>It exited down into a hole he would never explore and then the bowl slowly refilled from the holding tank, making a sound somewhere between a hiss and the trickle of water that he had heard inside of a cavern where he had gone when spending the ten work days and two weekends that comprise Two-Weeks-Vacation. <text:span text:style-name="T1">Social convention, you know</text:span>, he thought to himself.</text:p>
      <text:p text:style-name="P1"/>
      <text:p text:style-name="Standard"><text:tab/>Washing his hands with a liquid soap that smelled of lavender and cucumber, and which he despised but which he intended to use because he had purchased it, he looked at his face in an oval mirror that was set too low on the wall for his height. He stooped slightly and regarded the whiskers that had grown since he had cut them on Wednesday evening. His facial hair was patchy, less so along the chin line. It had always been bothersome to scrape the soft bristles from his face with a piece of steel. </text:p>
      <text:p text:style-name="Standard"/>
      <text:p text:style-name="P1">He rubbed his facial hair with his hand and felt the bristles on his fingertips. Turning to his right, he saw his razor and shaving cream on the shelf. He reached out to hold the razor and then replaced it on the shelf, which felt good to do. Turning off the light, he left the bathroom, and walked to the place in the hallway where he had framed and hung the only photograph hanging there. It was an 8 x 10 digital print of the green-colored cavern rocks that were perpetually bathed in the seeping waters of the mountain he had once visited in North Carolina. Next to it he had almost hung a picture of himself showing the eight days of beard growth he had acquired on vacation. He remembered how surprised he had been that the color of his beard was not uniform. Like wildflowers, it bloomed here with sun-touched blonde and there with earthy ochre.</text:p>
      <text:p text:style-name="P1"/>
      <text:p text:style-name="P1">The guide at the caverns, a seventeen-year-old, had told him that the green wall was the only place in the cavern where flash photography could be used and he, like several others, had duly taken a photograph there. While he awaited his turn with his camera phone poised and ready, the guide had said that the green color was the result of damage to the delicate mineral walls from flash photography. Later, the guide told the story of ten or eleven AWOL civil war soldiers <text:soft-page-break/>who had lived in the cavern for a year, escaping detection. He showed them the place where their campfire had kept them warm, a small raised pan that rose above the level of the water. He looked for scorch marks or damage on the walls but he couldn’t see any. A little boy with a pot belly asked if any of the soldiers had died in the cavern and the guide said he didn’t know. The guide explained that the water in the cavern was a constant 47 degrees due to the insulation provided by the mountain. No one was allowed to photograph the campfire location. <text:span text:style-name="T1">Respect for the dead, I suppose</text:span>, thought Lyle to himself.</text:p>
      <text:p text:style-name="Standard"/>
      <text:p text:style-name="Standard"><text:tab/>Leaving the hallway, Lyle passed through the living room that was darkened because the heavy green curtains were drawn over the windows. This caused him to remember his favorite part of the tour. The cavern had been strung with electric lights to ensure no one tripped while exploring it. One section had been rigged so that the guide could turn off the lights and the patrons could experience “total darkness”. Standing there with a group of people and their children, Lyle had experienced a rare sense of bliss when the lights had been turned out. For just a moment, everything was completely dark and quiet. He felt vaguely cold and ethereal, as if he could float right up into the dark moistness and through the rocks out of the top of the mountain. Up where he would see the trees and the falcons swinging outwards in wide gyres. Up where he would see the clouds that drifted and changed their shapes to reflect the moods of all the millions of people below. Up where he would see the blue waters of the oceans and the thick clumps of earth that slowly bumped into one another over millions of years. Up into the dark reaches of a cold and silent solar system illuminated by the constant consumption of star fuel. Up beyond the heliopause, the shockwave of the solar wind, and into the calm quiet of outer space. In those few fractions of a minute, Lyle Frost had transcended all the problems and murmurs that tugged on him in a million ways and he felt tranquil. Tranquil and free. </text:p>
      <text:p text:style-name="Standard"/>
      <text:p text:style-name="Standard"><text:tab/><text:span text:style-name="T1">What is there to worry about in outer space?</text:span></text:p>
      <text:p text:style-name="Standard"/>
      <text:p text:style-name="P1">But then the children had shrieked and the parents had commented to one another about how it really was total darkness. Before anyone’s eyes had adjusted to the darkness the lights were turned back on and the guide ushered them back out of the cavern. On the way, he told the story of two boys who were lost for three days inside the cavern without any source of light after one of them had mistakenly dropped their lantern into the water. The two had painstakingly groped on their hands and knees before discovering the exit. </text:p>
      <text:p text:style-name="Standard"/>
      <text:p text:style-name="Standard"><text:soft-page-break/><text:tab/>“That was before these walkways were built,” said the guide, “back then, the water level was one to three feet in the cavern. A perpetual 47 degrees due to the insulation of the mountain, their hands and feet suffered a great deal. Imagine crawling through refrigerator water for three days with absolutely no light and only one other boy to talk to…and he probably hates you.” </text:p>
      <text:p text:style-name="Standard"/>
      <text:p text:style-name="Standard"><text:tab/>Lyle had imagined it frequently.</text:p>
      <text:p text:style-name="Standard"/>
      <text:p text:style-name="Standard"><text:tab/>Entering the kitchen, he took the bag of chicken by-product meal and grain that had a guaranteed protein analysis from beneath the kitchen sink and opened the top by cutting it off with a pair of scissors. He walked back outside and placed the bag on its side for Barnabus, not realizing that in the night a family of raccoons would consume half of it and by the following morning it would be filled with ants.</text:p>
      <text:p text:style-name="Standard"/>
      <text:p text:style-name="Standard"><text:tab/>Returning to the kitchen, he extracted the largest kitchen knife he had from a wooden drawer fitted with self-closing guides. He smiled as he gave the drawer a gentle nudge and watched it slowly contract and close without a sound. He opened another drawer and took out a honing steel he had purchased for $1 at a junk store in Brooklyn the year before. It had nicks on it, but he carefully avoided these as he counted the number of times he honed the knife.</text:p>
      <text:p text:style-name="Standard"/>
      <text:p text:style-name="Standard"><text:tab/>Ten times on this side. Ten times on that side. Five times on this side. Five times on that side. Three times on this side. Three times on that side. One time, careful and clean, on this side. One time on that side. Adding them up, he judged he had honed each side nineteen times, a number that pleased him.</text:p>
      <text:p text:style-name="Standard"/>
      <text:p text:style-name="Standard"><text:tab/>The blade was wide at the base and he looked at his reflection in the steel of the knife. It was slightly distorted and not as clear as the bathroom mirror. He held the knife the way he imagined a man would hold a samurai sword and he realized that a warrior could potentially see enemies behind him in the steel of a well-polished blade.</text:p>
      <text:p text:style-name="Standard"/>
      <text:p text:style-name="P1">He tried to remember the last time he had used this knife and what he had cut with it. He decided it was probably to slice a piece of raw kohlrabi to verify the farmer’s claim that it tasted like broccoli but with the crispness of an apple. Tasting it, he was surprised to agree with the farmer. He remembered also that the kohlrabi had been more difficult to cut than either broccoli or an apple. He put the knife down on the counter, careful not to knick the sharp edge against the tiles, and opened the refrigerator door. Inside, on the bottom shelf, was the rest of the kohlrabi. Testing the honed kitchen knife, he pushed it into the flesh of the bulbous root from which emerged a delicate sound. It <text:soft-page-break/>did seem a little easier than before. He put the kohlrabi back in the refrigerator, careful to place the cut side facing out towards whoever would open the door.</text:p>
      <text:p text:style-name="Standard"/>
      <text:p text:style-name="Standard"><text:tab/>Closing the door slowly, he saw the light go out an instant before his view was obstructed. He thought again of the boys who had wandered inside of a natural refrigerator for three days because one of them had dropped the lantern. He relished his own memory of “total darkness”, safe in the knowledge that he would leave the cavern whenever he wished. </text:p>
      <text:p text:style-name="Standard"/>
      <text:p text:style-name="P1">Turning to pick up the large kitchen knife, he saw the food processor he had recently purchased, and never used, sitting against the wall to the left of the kitchen sink where he put things that didn’t have places yet. Then he remembered that when he had opened the box there had been five or six signs in different colors and fonts that all meant the same thing:</text:p>
      <text:p text:style-name="Standard"/>
      <text:p text:style-name="Standard"><text:tab/>NEVER TOUCH THE BLADES. THEY ARE VERY SHARP. </text:p>
      <text:p text:style-name="Standard"/>
      <text:p text:style-name="Standard"><text:tab/>He had read the instructions and there was a further warning not to attempt to sharpen the blades because they had been permanently sharpened in the factory. This fact had been curious to him. How could something be permanently sharpened? </text:p>
      <text:p text:style-name="Standard"/>
      <text:p text:style-name="Standard"><text:tab/>That same question crept into his mind as he put the kitchen knife back down on the counter. He took the lid off the food processor and removed the chopping blade. He looked at the edge and it appeared very sharp indeed. He set this down next to the knife and then opened the refrigerator door. There, the kohlrabi with the cut in the side of it was illuminated by the light mounted inside. He obtained the remainder of the kohlrabi and tested the food processor blade on its flesh in the same location as the kitchen knife, but rotated 90 degrees so as to make the two cuts resemble the letter “X” . Ascertaining that it was sharper than the kitchen knife, he nodded to himself and put the knife back in the drawer with the self-closing guides. Then he put the kohlrabi back in the refrigerator, in exactly the same place with the cut side facing out, and retrieved the food processor blade.</text:p>
      <text:p text:style-name="Standard"/>
      <text:p text:style-name="Standard"><text:tab/>Taking this into the bathroom, he turned on the light and drew a warm bath. As the tub filled he cleared his thoughts and listened to the sound it made, like a waterfall. He closed his eyes and thought of the cavern with the slick dripping walls and he wondered who would discover it in ten thousand years and if they would photograph the walls. When the tub was half-full, he turned off the water and entered <text:soft-page-break/>the bath with his work clothes on, noticing how his slacks soaked up the water thirstily. He looked around at the bathroom for a moment and then cut both of his wrists twice in an “X” pattern with the food processor blade. The blood was already streaming into the bath in threatening clouds.<text:bookmark text:name="_GoBack"/> </text:p>
      <text:p text:style-name="Standard"/>
      <text:p text:style-name="Standard"><text:tab/>“Amazing,” he said, “I barely felt it at all.”</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Cinead</meta:initial-creator>
    <dc:creator>Tim Cinead</dc:creator>
    <meta:editing-cycles>25</meta:editing-cycles>
    <meta:creation-date>2014-08-15T19:23:00</meta:creation-date>
    <dc:date>2014-08-15T19:50:00</dc:date>
    <meta:editing-duration>PT27S</meta:editing-duration>
    <meta:generator>LibreOffice/3.5$Linux_X86_64 LibreOffice_project/350m1$Build-2</meta:generator>
    <meta:document-statistic meta:table-count="0" meta:image-count="0" meta:object-count="0" meta:page-count="6" meta:paragraph-count="31" meta:word-count="2419" meta:character-count="13250" meta:non-whitespace-character-count="108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